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ings" table:style-name="ta1">
        <table:shapes>
          <draw:frame draw:z-index="0" draw:style-name="gr1" draw:text-style-name="P1" svg:width="159.99mm" svg:height="89.99mm" svg:x="71.22mm" svg:y="118.67mm">
            <draw:object draw:notify-on-update-of-ranges="things.E6:things.E23 things.F5:things.F5 things.F6:things.F23 things.G5:things.G5 things.G6:things.G23 things.H5:things.H5 things.H6:things.H23 things.I5:things.I5 things.I6:things.I23 things.J5:things.J5 things.J6:things.J23 things.K5:things.K5 things.K6:things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0.690639" calcext:value-type="float">
            <text:p>0.690639</text:p>
          </table:table-cell>
          <table:table-cell table:number-columns-repeated="8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0.725621" calcext:value-type="float">
            <text:p>0.725621</text:p>
          </table:table-cell>
          <table:table-cell table:number-columns-repeated="8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.717021" calcext:value-type="float">
            <text:p>0.717021</text:p>
          </table:table-cell>
          <table:table-cell table:number-columns-repeated="8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0.72811" calcext:value-type="float">
            <text:p>0.72811</text:p>
          </table:table-cell>
          <table:table-cell table:number-columns-repeated="8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0.811538" calcext:value-type="float">
            <text:p>0.811538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0.776085" calcext:value-type="float">
            <text:p>0.7760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0639" calcext:value-type="float">
            <text:p>0.690639</text:p>
          </table:table-cell>
          <table:table-cell office:value-type="float" office:value="0.695766" calcext:value-type="float">
            <text:p>0.695766</text:p>
          </table:table-cell>
          <table:table-cell office:value-type="float" office:value="0.692027" calcext:value-type="float">
            <text:p>0.692027</text:p>
          </table:table-cell>
          <table:table-cell office:value-type="float" office:value="0.71928" calcext:value-type="float">
            <text:p>0.71928</text:p>
          </table:table-cell>
          <table:table-cell office:value-type="float" office:value="0.692679" calcext:value-type="float">
            <text:p>0.692679</text:p>
          </table:table-cell>
          <table:table-cell office:value-type="float" office:value="0.693375" calcext:value-type="float">
            <text:p>0.69337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0.793137" calcext:value-type="float">
            <text:p>0.7931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25621" calcext:value-type="float">
            <text:p>0.725621</text:p>
          </table:table-cell>
          <table:table-cell office:value-type="float" office:value="0.709242" calcext:value-type="float">
            <text:p>0.709242</text:p>
          </table:table-cell>
          <table:table-cell office:value-type="float" office:value="0.692134" calcext:value-type="float">
            <text:p>0.692134</text:p>
          </table:table-cell>
          <table:table-cell office:value-type="float" office:value="0.698672" calcext:value-type="float">
            <text:p>0.698672</text:p>
          </table:table-cell>
          <table:table-cell office:value-type="float" office:value="0.697248" calcext:value-type="float">
            <text:p>0.697248</text:p>
          </table:table-cell>
          <table:table-cell office:value-type="float" office:value="0.710906" calcext:value-type="float">
            <text:p>0.71090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902158" calcext:value-type="float">
            <text:p>0.9021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17021" calcext:value-type="float">
            <text:p>0.717021</text:p>
          </table:table-cell>
          <table:table-cell office:value-type="float" office:value="0.694824" calcext:value-type="float">
            <text:p>0.694824</text:p>
          </table:table-cell>
          <table:table-cell office:value-type="float" office:value="0.707105" calcext:value-type="float">
            <text:p>0.707105</text:p>
          </table:table-cell>
          <table:table-cell office:value-type="float" office:value="0.700304" calcext:value-type="float">
            <text:p>0.700304</text:p>
          </table:table-cell>
          <table:table-cell office:value-type="float" office:value="0.693433" calcext:value-type="float">
            <text:p>0.693433</text:p>
          </table:table-cell>
          <table:table-cell office:value-type="float" office:value="0.702971" calcext:value-type="float">
            <text:p>0.70297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0.916742" calcext:value-type="float">
            <text:p>0.9167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2811" calcext:value-type="float">
            <text:p>0.72811</text:p>
          </table:table-cell>
          <table:table-cell office:value-type="float" office:value="0.713773" calcext:value-type="float">
            <text:p>0.713773</text:p>
          </table:table-cell>
          <table:table-cell office:value-type="float" office:value="0.704404" calcext:value-type="float">
            <text:p>0.704404</text:p>
          </table:table-cell>
          <table:table-cell office:value-type="float" office:value="0.693074" calcext:value-type="float">
            <text:p>0.693074</text:p>
          </table:table-cell>
          <table:table-cell office:value-type="float" office:value="0.696433" calcext:value-type="float">
            <text:p>0.696433</text:p>
          </table:table-cell>
          <table:table-cell office:value-type="float" office:value="0.695055" calcext:value-type="float">
            <text:p>0.69505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0.935178" calcext:value-type="float">
            <text:p>0.9351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11538" calcext:value-type="float">
            <text:p>0.811538</text:p>
          </table:table-cell>
          <table:table-cell office:value-type="float" office:value="0.742473" calcext:value-type="float">
            <text:p>0.742473</text:p>
          </table:table-cell>
          <table:table-cell office:value-type="float" office:value="0.698178" calcext:value-type="float">
            <text:p>0.698178</text:p>
          </table:table-cell>
          <table:table-cell office:value-type="float" office:value="0.69789" calcext:value-type="float">
            <text:p>0.69789</text:p>
          </table:table-cell>
          <table:table-cell office:value-type="float" office:value="0.710609" calcext:value-type="float">
            <text:p>0.710609</text:p>
          </table:table-cell>
          <table:table-cell office:value-type="float" office:value="0.735974" calcext:value-type="float">
            <text:p>0.7359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1.00752" calcext:value-type="float">
            <text:p>1.0075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76085" calcext:value-type="float">
            <text:p>0.776085</text:p>
          </table:table-cell>
          <table:table-cell office:value-type="float" office:value="0.743076" calcext:value-type="float">
            <text:p>0.743076</text:p>
          </table:table-cell>
          <table:table-cell office:value-type="float" office:value="0.711255" calcext:value-type="float">
            <text:p>0.711255</text:p>
          </table:table-cell>
          <table:table-cell office:value-type="float" office:value="0.958683" calcext:value-type="float">
            <text:p>0.958683</text:p>
          </table:table-cell>
          <table:table-cell office:value-type="float" office:value="0.950098" calcext:value-type="float">
            <text:p>0.950098</text:p>
          </table:table-cell>
          <table:table-cell office:value-type="float" office:value="1.095637" calcext:value-type="float">
            <text:p>1.09563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48" calcext:value-type="float">
            <text:p>2048</text:p>
          </table:table-cell>
          <table:table-cell office:value-type="float" office:value="0.813724" calcext:value-type="float">
            <text:p>0.8137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793137" calcext:value-type="float">
            <text:p>0.793137</text:p>
          </table:table-cell>
          <table:table-cell office:value-type="float" office:value="0.743175" calcext:value-type="float">
            <text:p>0.743175</text:p>
          </table:table-cell>
          <table:table-cell office:value-type="float" office:value="0.721441" calcext:value-type="float">
            <text:p>0.721441</text:p>
          </table:table-cell>
          <table:table-cell office:value-type="float" office:value="1.912829" calcext:value-type="float">
            <text:p>1.912829</text:p>
          </table:table-cell>
          <table:table-cell office:value-type="float" office:value="1.899236" calcext:value-type="float">
            <text:p>1.899236</text:p>
          </table:table-cell>
          <table:table-cell office:value-type="float" office:value="2.230743" calcext:value-type="float">
            <text:p>2.23074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1.08694" calcext:value-type="float">
            <text:p>1.0869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02158" calcext:value-type="float">
            <text:p>0.902158</text:p>
          </table:table-cell>
          <table:table-cell office:value-type="float" office:value="0.797925" calcext:value-type="float">
            <text:p>0.797925</text:p>
          </table:table-cell>
          <table:table-cell office:value-type="float" office:value="0.757486" calcext:value-type="float">
            <text:p>0.757486</text:p>
          </table:table-cell>
          <table:table-cell office:value-type="float" office:value="1.955145" calcext:value-type="float">
            <text:p>1.955145</text:p>
          </table:table-cell>
          <table:table-cell office:value-type="float" office:value="1.940725" calcext:value-type="float">
            <text:p>1.940725</text:p>
          </table:table-cell>
          <table:table-cell office:value-type="float" office:value="2.216372" calcext:value-type="float">
            <text:p>2.21637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.695766" calcext:value-type="float">
            <text:p>0.69576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916742" calcext:value-type="float">
            <text:p>0.916742</text:p>
          </table:table-cell>
          <table:table-cell office:value-type="float" office:value="0.926835" calcext:value-type="float">
            <text:p>0.926835</text:p>
          </table:table-cell>
          <table:table-cell office:value-type="float" office:value="0.797831" calcext:value-type="float">
            <text:p>0.797831</text:p>
          </table:table-cell>
          <table:table-cell office:value-type="float" office:value="1.984727" calcext:value-type="float">
            <text:p>1.984727</text:p>
          </table:table-cell>
          <table:table-cell office:value-type="float" office:value="1.911578" calcext:value-type="float">
            <text:p>1.911578</text:p>
          </table:table-cell>
          <table:table-cell office:value-type="float" office:value="2.216966" calcext:value-type="float">
            <text:p>2.2169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0.709242" calcext:value-type="float">
            <text:p>0.70924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935178" calcext:value-type="float">
            <text:p>0.935178</text:p>
          </table:table-cell>
          <table:table-cell office:value-type="float" office:value="0.909721" calcext:value-type="float">
            <text:p>0.909721</text:p>
          </table:table-cell>
          <table:table-cell office:value-type="float" office:value="0.927058" calcext:value-type="float">
            <text:p>0.927058</text:p>
          </table:table-cell>
          <table:table-cell office:value-type="float" office:value="1.990569" calcext:value-type="float">
            <text:p>1.990569</text:p>
          </table:table-cell>
          <table:table-cell office:value-type="float" office:value="1.965492" calcext:value-type="float">
            <text:p>1.965492</text:p>
          </table:table-cell>
          <table:table-cell office:value-type="float" office:value="2.055986" calcext:value-type="float">
            <text:p>2.05598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.694824" calcext:value-type="float">
            <text:p>0.69482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.00752" calcext:value-type="float">
            <text:p>1.0075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12602" calcext:value-type="float">
            <text:p>0.912602</text:p>
          </table:table-cell>
          <table:table-cell office:value-type="float" office:value="3.362876" calcext:value-type="float">
            <text:p>3.362876</text:p>
          </table:table-cell>
          <table:table-cell office:value-type="float" office:value="3.284848" calcext:value-type="float">
            <text:p>3.284848</text:p>
          </table:table-cell>
          <table:table-cell office:value-type="float" office:value="3.487426" calcext:value-type="float">
            <text:p>3.48742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0.713773" calcext:value-type="float">
            <text:p>0.713773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0.813724" calcext:value-type="float">
            <text:p>0.813724</text:p>
          </table:table-cell>
          <table:table-cell office:value-type="float" office:value="0.968307" calcext:value-type="float">
            <text:p>0.968307</text:p>
          </table:table-cell>
          <table:table-cell office:value-type="float" office:value="0.941922" calcext:value-type="float">
            <text:p>0.941922</text:p>
          </table:table-cell>
          <table:table-cell office:value-type="float" office:value="2.670066" calcext:value-type="float">
            <text:p>2.670066</text:p>
          </table:table-cell>
          <table:table-cell office:value-type="float" office:value="4.248356" calcext:value-type="float">
            <text:p>4.248356</text:p>
          </table:table-cell>
          <table:table-cell office:value-type="float" office:value="4.840515" calcext:value-type="float">
            <text:p>4.84051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0.742473" calcext:value-type="float">
            <text:p>0.742473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1.08694" calcext:value-type="float">
            <text:p>1.08694</text:p>
          </table:table-cell>
          <table:table-cell office:value-type="float" office:value="0.963069" calcext:value-type="float">
            <text:p>0.963069</text:p>
          </table:table-cell>
          <table:table-cell office:value-type="float" office:value="1.142347" calcext:value-type="float">
            <text:p>1.142347</text:p>
          </table:table-cell>
          <table:table-cell office:value-type="float" office:value="3.939075" calcext:value-type="float">
            <text:p>3.939075</text:p>
          </table:table-cell>
          <table:table-cell office:value-type="float" office:value="5.444658" calcext:value-type="float">
            <text:p>5.444658</text:p>
          </table:table-cell>
          <table:table-cell office:value-type="float" office:value="7.098094" calcext:value-type="float">
            <text:p>7.09809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0.743076" calcext:value-type="float">
            <text:p>0.743076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1.035802" calcext:value-type="float">
            <text:p>1.035802</text:p>
          </table:table-cell>
          <table:table-cell office:value-type="float" office:value="0.956593" calcext:value-type="float">
            <text:p>0.956593</text:p>
          </table:table-cell>
          <table:table-cell office:value-type="float" office:value="1.174852" calcext:value-type="float">
            <text:p>1.174852</text:p>
          </table:table-cell>
          <table:table-cell office:value-type="float" office:value="4.022499" calcext:value-type="float">
            <text:p>4.022499</text:p>
          </table:table-cell>
          <table:table-cell office:value-type="float" office:value="5.472922" calcext:value-type="float">
            <text:p>5.47292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0.743175" calcext:value-type="float">
            <text:p>0.743175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.113058" calcext:value-type="float">
            <text:p>1.113058</text:p>
          </table:table-cell>
          <table:table-cell office:value-type="float" office:value="0.961744" calcext:value-type="float">
            <text:p>0.961744</text:p>
          </table:table-cell>
          <table:table-cell office:value-type="float" office:value="1.147572" calcext:value-type="float">
            <text:p>1.147572</text:p>
          </table:table-cell>
          <table:table-cell office:value-type="float" office:value="3.906873" calcext:value-type="float">
            <text:p>3.90687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0.797925" calcext:value-type="float">
            <text:p>0.797925</text:p>
          </table:table-cell>
          <table:table-cell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.126524" calcext:value-type="float">
            <text:p>1.126524</text:p>
          </table:table-cell>
          <table:table-cell office:value-type="float" office:value="0.967897" calcext:value-type="float">
            <text:p>0.967897</text:p>
          </table:table-cell>
          <table:table-cell office:value-type="float" office:value="1.142884" calcext:value-type="float">
            <text:p>1.14288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0.926835" calcext:value-type="float">
            <text:p>0.926835</text:p>
          </table:table-cell>
          <table:table-cell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.133246" calcext:value-type="float">
            <text:p>1.133246</text:p>
          </table:table-cell>
          <table:table-cell office:value-type="float" office:value="0.955957" calcext:value-type="float">
            <text:p>0.95595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0.909721" calcext:value-type="float">
            <text:p>0.909721</text:p>
          </table:table-cell>
          <table:table-cell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1.099862" calcext:value-type="float">
            <text:p>1.09986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0.928" calcext:value-type="float">
            <text:p>0.928</text:p>
          </table:table-cell>
          <table:table-cell table:number-columns-repeated="8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48" calcext:value-type="float">
            <text:p>2048</text:p>
          </table:table-cell>
          <table:table-cell office:value-type="float" office:value="0.968307" calcext:value-type="float">
            <text:p>0.968307</text:p>
          </table:table-cell>
          <table:table-cell table:number-columns-repeated="8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  <table:table-cell office:value-type="float" office:value="0.963069" calcext:value-type="float">
            <text:p>0.963069</text:p>
          </table:table-cell>
          <table:table-cell table:number-columns-repeated="8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192" calcext:value-type="float">
            <text:p>8192</text:p>
          </table:table-cell>
          <table:table-cell office:value-type="float" office:value="1.035802" calcext:value-type="float">
            <text:p>1.03580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0.692027" calcext:value-type="float">
            <text:p>0.692027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office:value-type="float" office:value="0.692134" calcext:value-type="float">
            <text:p>0.692134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.707105" calcext:value-type="float">
            <text:p>0.707105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0.704404" calcext:value-type="float">
            <text:p>0.704404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office:value-type="float" office:value="0.698178" calcext:value-type="float">
            <text:p>0.698178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0.711255" calcext:value-type="float">
            <text:p>0.711255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0.721441" calcext:value-type="float">
            <text:p>0.721441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0.757486" calcext:value-type="float">
            <text:p>0.757486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0.797831" calcext:value-type="float">
            <text:p>0.797831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0.927058" calcext:value-type="float">
            <text:p>0.927058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0.912602" calcext:value-type="float">
            <text:p>0.91260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048" calcext:value-type="float">
            <text:p>2048</text:p>
          </table:table-cell>
          <table:table-cell office:value-type="float" office:value="0.941922" calcext:value-type="float">
            <text:p>0.94192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96" calcext:value-type="float">
            <text:p>4096</text:p>
          </table:table-cell>
          <table:table-cell office:value-type="float" office:value="1.142347" calcext:value-type="float">
            <text:p>1.142347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192" calcext:value-type="float">
            <text:p>8192</text:p>
          </table:table-cell>
          <table:table-cell office:value-type="float" office:value="0.956593" calcext:value-type="float">
            <text:p>0.956593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float" office:value="1.113058" calcext:value-type="float">
            <text:p>1.113058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.71928" calcext:value-type="float">
            <text:p>0.71928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.698672" calcext:value-type="float">
            <text:p>0.698672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700304" calcext:value-type="float">
            <text:p>0.700304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0.693074" calcext:value-type="float">
            <text:p>0.693074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float" office:value="0.69789" calcext:value-type="float">
            <text:p>0.69789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0.958683" calcext:value-type="float">
            <text:p>0.958683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.912829" calcext:value-type="float">
            <text:p>1.912829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.955145" calcext:value-type="float">
            <text:p>1.955145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.984727" calcext:value-type="float">
            <text:p>1.984727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1.990569" calcext:value-type="float">
            <text:p>1.990569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3.362876" calcext:value-type="float">
            <text:p>3.362876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office:value-type="float" office:value="2.670066" calcext:value-type="float">
            <text:p>2.670066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096" calcext:value-type="float">
            <text:p>4096</text:p>
          </table:table-cell>
          <table:table-cell office:value-type="float" office:value="3.939075" calcext:value-type="float">
            <text:p>3.939075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192" calcext:value-type="float">
            <text:p>8192</text:p>
          </table:table-cell>
          <table:table-cell office:value-type="float" office:value="1.174852" calcext:value-type="float">
            <text:p>1.174852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384" calcext:value-type="float">
            <text:p>16384</text:p>
          </table:table-cell>
          <table:table-cell office:value-type="float" office:value="0.961744" calcext:value-type="float">
            <text:p>0.961744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1.126524" calcext:value-type="float">
            <text:p>1.126524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.692679" calcext:value-type="float">
            <text:p>0.692679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.697248" calcext:value-type="float">
            <text:p>0.697248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.693433" calcext:value-type="float">
            <text:p>0.693433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.696433" calcext:value-type="float">
            <text:p>0.696433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0.710609" calcext:value-type="float">
            <text:p>0.710609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0.950098" calcext:value-type="float">
            <text:p>0.950098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.899236" calcext:value-type="float">
            <text:p>1.899236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1.940725" calcext:value-type="float">
            <text:p>1.940725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1.911578" calcext:value-type="float">
            <text:p>1.911578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1.965492" calcext:value-type="float">
            <text:p>1.965492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.284848" calcext:value-type="float">
            <text:p>3.284848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4.248356" calcext:value-type="float">
            <text:p>4.248356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096" calcext:value-type="float">
            <text:p>4096</text:p>
          </table:table-cell>
          <table:table-cell office:value-type="float" office:value="5.444658" calcext:value-type="float">
            <text:p>5.444658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192" calcext:value-type="float">
            <text:p>8192</text:p>
          </table:table-cell>
          <table:table-cell office:value-type="float" office:value="4.022499" calcext:value-type="float">
            <text:p>4.022499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384" calcext:value-type="float">
            <text:p>16384</text:p>
          </table:table-cell>
          <table:table-cell office:value-type="float" office:value="1.147572" calcext:value-type="float">
            <text:p>1.147572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768" calcext:value-type="float">
            <text:p>32768</text:p>
          </table:table-cell>
          <table:table-cell office:value-type="float" office:value="0.967897" calcext:value-type="float">
            <text:p>0.967897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5536" calcext:value-type="float">
            <text:p>65536</text:p>
          </table:table-cell>
          <table:table-cell office:value-type="float" office:value="1.133246" calcext:value-type="float">
            <text:p>1.133246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.693375" calcext:value-type="float">
            <text:p>0.693375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0.710906" calcext:value-type="float">
            <text:p>0.710906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702971" calcext:value-type="float">
            <text:p>0.702971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0.695055" calcext:value-type="float">
            <text:p>0.695055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office:value-type="float" office:value="0.735974" calcext:value-type="float">
            <text:p>0.735974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1.095637" calcext:value-type="float">
            <text:p>1.095637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.230743" calcext:value-type="float">
            <text:p>2.230743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2.216372" calcext:value-type="float">
            <text:p>2.216372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2.216966" calcext:value-type="float">
            <text:p>2.216966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12" calcext:value-type="float">
            <text:p>512</text:p>
          </table:table-cell>
          <table:table-cell office:value-type="float" office:value="2.055986" calcext:value-type="float">
            <text:p>2.055986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3.487426" calcext:value-type="float">
            <text:p>3.487426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48" calcext:value-type="float">
            <text:p>2048</text:p>
          </table:table-cell>
          <table:table-cell office:value-type="float" office:value="4.840515" calcext:value-type="float">
            <text:p>4.840515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7.098094" calcext:value-type="float">
            <text:p>7.098094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192" calcext:value-type="float">
            <text:p>8192</text:p>
          </table:table-cell>
          <table:table-cell office:value-type="float" office:value="5.472922" calcext:value-type="float">
            <text:p>5.472922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office:value-type="float" office:value="3.906873" calcext:value-type="float">
            <text:p>3.906873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1.142884" calcext:value-type="float">
            <text:p>1.142884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5536" calcext:value-type="float">
            <text:p>65536</text:p>
          </table:table-cell>
          <table:table-cell office:value-type="float" office:value="0.955957" calcext:value-type="float">
            <text:p>0.955957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.099862" calcext:value-type="float">
            <text:p>1.09986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5:53:15.41144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5:51:24.131610193</dc:date>
    <meta:editing-duration>PT7M29S</meta:editing-duration>
    <meta:editing-cycles>1</meta:editing-cycles>
    <meta:generator>LibreOffice/6.0.3.2$Linux_X86_64 LibreOffice_project/00m0$Build-2</meta:generator>
    <meta:document-statistic meta:table-count="1" meta:cell-count="3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5cm" svg:y="0.315cm" chart:style-name="ch2">
          <text:p>AMAT in function of stride</text:p>
        </chart:title>
        <chart:subtitle svg:x="4.794cm" svg:y="1.196cm" chart:style-name="ch3">
          <text:p>Varying with estimation o cache size</text:p>
        </chart:subtitle>
        <chart:legend chart:legend-position="end" svg:x="13.545cm" svg:y="3.193cm" style:legend-expansion="high" chart:style-name="ch4"/>
        <chart:plot-area chart:style-name="ch5" table:cell-range-address="things.E6:things.K23 things.F5:things.K5" chart:data-source-has-labels="both" svg:x="1.279cm" svg:y="1.979cm" svg:width="11.946cm" svg:height="5.912cm">
          <chartooo:coordinate-region svg:x="1.715cm" svg:y="1.979cm" svg:width="11.397cm" svg:height="4.491cm"/>
          <chart:axis chart:dimension="x" chart:name="primary-x" chart:style-name="ch6" chartooo:axis-type="auto">
            <chartooo:date-scale/>
            <chart:title svg:x="6.771cm" svg:y="8.071cm" chart:style-name="ch7">
              <text:p>Stride</text:p>
            </chart:title>
            <chart:categories table:cell-range-address="things.E6:things.E23"/>
          </chart:axis>
          <chart:axis chart:dimension="y" chart:name="primary-y" chart:style-name="ch6">
            <chart:title svg:x="0.451cm" svg:y="5.746cm" chart:style-name="ch8">
              <text:p>AMAT (ns)</text:p>
            </chart:title>
            <chart:grid chart:style-name="ch9" chart:class="major"/>
          </chart:axis>
          <chart:series chart:style-name="ch10" chart:values-cell-range-address="things.F6:things.F23" chart:label-cell-address="things.F5:things.F5" chart:class="chart:line">
            <chart:data-point chart:repeated="18"/>
          </chart:series>
          <chart:series chart:style-name="ch11" chart:values-cell-range-address="things.G6:things.G23" chart:label-cell-address="things.G5:things.G5" chart:class="chart:line">
            <chart:data-point chart:repeated="18"/>
          </chart:series>
          <chart:series chart:style-name="ch12" chart:values-cell-range-address="things.H6:things.H23" chart:label-cell-address="things.H5:things.H5" chart:class="chart:line">
            <chart:data-point chart:repeated="18"/>
          </chart:series>
          <chart:series chart:style-name="ch13" chart:values-cell-range-address="things.I6:things.I23" chart:label-cell-address="things.I5:things.I5" chart:class="chart:line">
            <chart:data-point chart:repeated="18"/>
          </chart:series>
          <chart:series chart:style-name="ch14" chart:values-cell-range-address="things.J6:things.J23" chart:label-cell-address="things.J5:things.J5" chart:class="chart:line">
            <chart:data-point chart:repeated="18"/>
          </chart:series>
          <chart:series chart:style-name="ch15" chart:values-cell-range-address="things.K6:things.K23" chart:label-cell-address="things.K5:things.K5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192</text:p>
                <draw:g>
                  <svg:desc>things.F5:things.F5</svg:desc>
                </draw:g>
              </table:table-cell>
              <table:table-cell office:value-type="string">
                <text:p>16384</text:p>
                <draw:g>
                  <svg:desc>things.G5:things.G5</svg:desc>
                </draw:g>
              </table:table-cell>
              <table:table-cell office:value-type="string">
                <text:p>32768</text:p>
                <draw:g>
                  <svg:desc>things.H5:things.H5</svg:desc>
                </draw:g>
              </table:table-cell>
              <table:table-cell office:value-type="string">
                <text:p>65536</text:p>
                <draw:g>
                  <svg:desc>things.I5:things.I5</svg:desc>
                </draw:g>
              </table:table-cell>
              <table:table-cell office:value-type="string">
                <text:p>131072</text:p>
                <draw:g>
                  <svg:desc>things.J5:things.J5</svg:desc>
                </draw:g>
              </table:table-cell>
              <table:table-cell office:value-type="string">
                <text:p>262144</text:p>
                <draw:g>
                  <svg:desc>things.K5:things.K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hings.E6:things.E23</svg:desc>
                </draw:g>
              </table:table-cell>
              <table:table-cell office:value-type="float" office:value="0.690639">
                <text:p>0.690639</text:p>
                <draw:g>
                  <svg:desc>things.F6:things.F23</svg:desc>
                </draw:g>
              </table:table-cell>
              <table:table-cell office:value-type="float" office:value="0.695766">
                <text:p>0.695766</text:p>
                <draw:g>
                  <svg:desc>things.G6:things.G23</svg:desc>
                </draw:g>
              </table:table-cell>
              <table:table-cell office:value-type="float" office:value="0.692027">
                <text:p>0.692027</text:p>
                <draw:g>
                  <svg:desc>things.H6:things.H23</svg:desc>
                </draw:g>
              </table:table-cell>
              <table:table-cell office:value-type="float" office:value="0.71928">
                <text:p>0.71928</text:p>
                <draw:g>
                  <svg:desc>things.I6:things.I23</svg:desc>
                </draw:g>
              </table:table-cell>
              <table:table-cell office:value-type="float" office:value="0.692679">
                <text:p>0.692679</text:p>
                <draw:g>
                  <svg:desc>things.J6:things.J23</svg:desc>
                </draw:g>
              </table:table-cell>
              <table:table-cell office:value-type="float" office:value="0.693375">
                <text:p>0.693375</text:p>
                <draw:g>
                  <svg:desc>things.K6:things.K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25621">
                <text:p>0.725621</text:p>
              </table:table-cell>
              <table:table-cell office:value-type="float" office:value="0.709242">
                <text:p>0.709242</text:p>
              </table:table-cell>
              <table:table-cell office:value-type="float" office:value="0.692134">
                <text:p>0.692134</text:p>
              </table:table-cell>
              <table:table-cell office:value-type="float" office:value="0.698672">
                <text:p>0.698672</text:p>
              </table:table-cell>
              <table:table-cell office:value-type="float" office:value="0.697248">
                <text:p>0.697248</text:p>
              </table:table-cell>
              <table:table-cell office:value-type="float" office:value="0.710906">
                <text:p>0.7109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17021">
                <text:p>0.717021</text:p>
              </table:table-cell>
              <table:table-cell office:value-type="float" office:value="0.694824">
                <text:p>0.694824</text:p>
              </table:table-cell>
              <table:table-cell office:value-type="float" office:value="0.707105">
                <text:p>0.707105</text:p>
              </table:table-cell>
              <table:table-cell office:value-type="float" office:value="0.700304">
                <text:p>0.700304</text:p>
              </table:table-cell>
              <table:table-cell office:value-type="float" office:value="0.693433">
                <text:p>0.693433</text:p>
              </table:table-cell>
              <table:table-cell office:value-type="float" office:value="0.702971">
                <text:p>0.7029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2811">
                <text:p>0.72811</text:p>
              </table:table-cell>
              <table:table-cell office:value-type="float" office:value="0.713773">
                <text:p>0.713773</text:p>
              </table:table-cell>
              <table:table-cell office:value-type="float" office:value="0.704404">
                <text:p>0.704404</text:p>
              </table:table-cell>
              <table:table-cell office:value-type="float" office:value="0.693074">
                <text:p>0.693074</text:p>
              </table:table-cell>
              <table:table-cell office:value-type="float" office:value="0.696433">
                <text:p>0.696433</text:p>
              </table:table-cell>
              <table:table-cell office:value-type="float" office:value="0.695055">
                <text:p>0.6950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11538">
                <text:p>0.811538</text:p>
              </table:table-cell>
              <table:table-cell office:value-type="float" office:value="0.742473">
                <text:p>0.742473</text:p>
              </table:table-cell>
              <table:table-cell office:value-type="float" office:value="0.698178">
                <text:p>0.698178</text:p>
              </table:table-cell>
              <table:table-cell office:value-type="float" office:value="0.69789">
                <text:p>0.69789</text:p>
              </table:table-cell>
              <table:table-cell office:value-type="float" office:value="0.710609">
                <text:p>0.710609</text:p>
              </table:table-cell>
              <table:table-cell office:value-type="float" office:value="0.735974">
                <text:p>0.7359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76085">
                <text:p>0.776085</text:p>
              </table:table-cell>
              <table:table-cell office:value-type="float" office:value="0.743076">
                <text:p>0.743076</text:p>
              </table:table-cell>
              <table:table-cell office:value-type="float" office:value="0.711255">
                <text:p>0.711255</text:p>
              </table:table-cell>
              <table:table-cell office:value-type="float" office:value="0.958683">
                <text:p>0.958683</text:p>
              </table:table-cell>
              <table:table-cell office:value-type="float" office:value="0.950098">
                <text:p>0.950098</text:p>
              </table:table-cell>
              <table:table-cell office:value-type="float" office:value="1.095637">
                <text:p>1.0956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93137">
                <text:p>0.793137</text:p>
              </table:table-cell>
              <table:table-cell office:value-type="float" office:value="0.743175">
                <text:p>0.743175</text:p>
              </table:table-cell>
              <table:table-cell office:value-type="float" office:value="0.721441">
                <text:p>0.721441</text:p>
              </table:table-cell>
              <table:table-cell office:value-type="float" office:value="1.912829">
                <text:p>1.912829</text:p>
              </table:table-cell>
              <table:table-cell office:value-type="float" office:value="1.899236">
                <text:p>1.899236</text:p>
              </table:table-cell>
              <table:table-cell office:value-type="float" office:value="2.230743">
                <text:p>2.2307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02158">
                <text:p>0.902158</text:p>
              </table:table-cell>
              <table:table-cell office:value-type="float" office:value="0.797925">
                <text:p>0.797925</text:p>
              </table:table-cell>
              <table:table-cell office:value-type="float" office:value="0.757486">
                <text:p>0.757486</text:p>
              </table:table-cell>
              <table:table-cell office:value-type="float" office:value="1.955145">
                <text:p>1.955145</text:p>
              </table:table-cell>
              <table:table-cell office:value-type="float" office:value="1.940725">
                <text:p>1.940725</text:p>
              </table:table-cell>
              <table:table-cell office:value-type="float" office:value="2.216372">
                <text:p>2.21637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16742">
                <text:p>0.916742</text:p>
              </table:table-cell>
              <table:table-cell office:value-type="float" office:value="0.926835">
                <text:p>0.926835</text:p>
              </table:table-cell>
              <table:table-cell office:value-type="float" office:value="0.797831">
                <text:p>0.797831</text:p>
              </table:table-cell>
              <table:table-cell office:value-type="float" office:value="1.984727">
                <text:p>1.984727</text:p>
              </table:table-cell>
              <table:table-cell office:value-type="float" office:value="1.911578">
                <text:p>1.911578</text:p>
              </table:table-cell>
              <table:table-cell office:value-type="float" office:value="2.216966">
                <text:p>2.21696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35178">
                <text:p>0.935178</text:p>
              </table:table-cell>
              <table:table-cell office:value-type="float" office:value="0.909721">
                <text:p>0.909721</text:p>
              </table:table-cell>
              <table:table-cell office:value-type="float" office:value="0.927058">
                <text:p>0.927058</text:p>
              </table:table-cell>
              <table:table-cell office:value-type="float" office:value="1.990569">
                <text:p>1.990569</text:p>
              </table:table-cell>
              <table:table-cell office:value-type="float" office:value="1.965492">
                <text:p>1.965492</text:p>
              </table:table-cell>
              <table:table-cell office:value-type="float" office:value="2.055986">
                <text:p>2.05598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0752">
                <text:p>1.00752</text:p>
              </table:table-cell>
              <table:table-cell office:value-type="float" office:value="0.928">
                <text:p>0.928</text:p>
              </table:table-cell>
              <table:table-cell office:value-type="float" office:value="0.912602">
                <text:p>0.912602</text:p>
              </table:table-cell>
              <table:table-cell office:value-type="float" office:value="3.362876">
                <text:p>3.362876</text:p>
              </table:table-cell>
              <table:table-cell office:value-type="float" office:value="3.284848">
                <text:p>3.284848</text:p>
              </table:table-cell>
              <table:table-cell office:value-type="float" office:value="3.487426">
                <text:p>3.48742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13724">
                <text:p>0.813724</text:p>
              </table:table-cell>
              <table:table-cell office:value-type="float" office:value="0.968307">
                <text:p>0.968307</text:p>
              </table:table-cell>
              <table:table-cell office:value-type="float" office:value="0.941922">
                <text:p>0.941922</text:p>
              </table:table-cell>
              <table:table-cell office:value-type="float" office:value="2.670066">
                <text:p>2.670066</text:p>
              </table:table-cell>
              <table:table-cell office:value-type="float" office:value="4.248356">
                <text:p>4.248356</text:p>
              </table:table-cell>
              <table:table-cell office:value-type="float" office:value="4.840515">
                <text:p>4.8405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08694">
                <text:p>1.08694</text:p>
              </table:table-cell>
              <table:table-cell office:value-type="float" office:value="0.963069">
                <text:p>0.963069</text:p>
              </table:table-cell>
              <table:table-cell office:value-type="float" office:value="1.142347">
                <text:p>1.142347</text:p>
              </table:table-cell>
              <table:table-cell office:value-type="float" office:value="3.939075">
                <text:p>3.939075</text:p>
              </table:table-cell>
              <table:table-cell office:value-type="float" office:value="5.444658">
                <text:p>5.444658</text:p>
              </table:table-cell>
              <table:table-cell office:value-type="float" office:value="7.098094">
                <text:p>7.09809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1.035802">
                <text:p>1.035802</text:p>
              </table:table-cell>
              <table:table-cell office:value-type="float" office:value="0.956593">
                <text:p>0.956593</text:p>
              </table:table-cell>
              <table:table-cell office:value-type="float" office:value="1.174852">
                <text:p>1.174852</text:p>
              </table:table-cell>
              <table:table-cell office:value-type="float" office:value="4.022499">
                <text:p>4.022499</text:p>
              </table:table-cell>
              <table:table-cell office:value-type="float" office:value="5.472922">
                <text:p>5.47292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3058">
                <text:p>1.113058</text:p>
              </table:table-cell>
              <table:table-cell office:value-type="float" office:value="0.961744">
                <text:p>0.961744</text:p>
              </table:table-cell>
              <table:table-cell office:value-type="float" office:value="1.147572">
                <text:p>1.147572</text:p>
              </table:table-cell>
              <table:table-cell office:value-type="float" office:value="3.906873">
                <text:p>3.90687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6524">
                <text:p>1.126524</text:p>
              </table:table-cell>
              <table:table-cell office:value-type="float" office:value="0.967897">
                <text:p>0.967897</text:p>
              </table:table-cell>
              <table:table-cell office:value-type="float" office:value="1.142884">
                <text:p>1.14288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3246">
                <text:p>1.133246</text:p>
              </table:table-cell>
              <table:table-cell office:value-type="float" office:value="0.955957">
                <text:p>0.95595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9862">
                <text:p>1.099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